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Mini 1<text:span text:style-name="T1">st</text:span> Gen 4GB</text:p>
          </table:table-cell>
          <table:table-cell table:style-name="Table1.A1" office:value-type="string">
            <text:p text:style-name="P2">Nano 3<text:span text:style-name="T1">rd</text:span> Gen 4GB</text:p>
          </table:table-cell>
          <table:table-cell table:style-name="Table1.C1" office:value-type="string">
            <text:p text:style-name="P2">Nano 6<text:span text:style-name="T1">th</text:span> Gen 16GB</text:p>
          </table:table-cell>
        </table:table-row>
        <table:table-row>
          <table:table-cell table:style-name="Table1.A2" office:value-type="string">
            <text:p text:style-name="P2">Mini 2<text:span text:style-name="T1">nd</text:span> Gen 4GB</text:p>
          </table:table-cell>
          <table:table-cell table:style-name="Table1.A2" office:value-type="string">
            <text:p text:style-name="P2">Nano 3<text:span text:style-name="T1">rd</text:span> Gen 8GB</text:p>
          </table:table-cell>
          <table:table-cell table:style-name="Table1.C2" office:value-type="string">
            <text:p text:style-name="P2">Nano 7<text:span text:style-name="T1">th</text:span> Gen 16GB</text:p>
          </table:table-cell>
        </table:table-row>
        <table:table-row>
          <table:table-cell table:style-name="Table1.A2" office:value-type="string">
            <text:p text:style-name="P2">Mini 2<text:span text:style-name="T1">nd</text:span> Gen 6GB</text:p>
          </table:table-cell>
          <table:table-cell table:style-name="Table1.A2" office:value-type="string">
            <text:p text:style-name="P2">Nano 4<text:span text:style-name="T1">th</text:span> Gen 4GB</text:p>
          </table:table-cell>
          <table:table-cell table:style-name="Table1.C2" office:value-type="string">
            <text:p text:style-name="P2">Shuffle 1<text:span text:style-name="T1">st</text:span> Gen 512MB</text:p>
          </table:table-cell>
        </table:table-row>
        <table:table-row>
          <table:table-cell table:style-name="Table1.A2" office:value-type="string">
            <text:p text:style-name="P2">Nano 1<text:span text:style-name="T1">st</text:span> Gen 1GB</text:p>
          </table:table-cell>
          <table:table-cell table:style-name="Table1.A2" office:value-type="string">
            <text:p text:style-name="P2">Nano 4<text:span text:style-name="T1">th</text:span> Gen 8GB</text:p>
          </table:table-cell>
          <table:table-cell table:style-name="Table1.C2" office:value-type="string">
            <text:p text:style-name="P2">Shuffle 1<text:span text:style-name="T1">st</text:span> Gen 1GB</text:p>
          </table:table-cell>
        </table:table-row>
        <table:table-row>
          <table:table-cell table:style-name="Table1.A2" office:value-type="string">
            <text:p text:style-name="P2">Nano 1<text:span text:style-name="T1">st</text:span> Gen 2GB</text:p>
          </table:table-cell>
          <table:table-cell table:style-name="Table1.A2" office:value-type="string">
            <text:p text:style-name="P2">Nano 4<text:span text:style-name="T1">th</text:span> Gen 16GB</text:p>
          </table:table-cell>
          <table:table-cell table:style-name="Table1.C2" office:value-type="string">
            <text:p text:style-name="P2">Shuffle 2<text:span text:style-name="T1">nd</text:span> Gen 1GB</text:p>
          </table:table-cell>
        </table:table-row>
        <table:table-row>
          <table:table-cell table:style-name="Table1.A2" office:value-type="string">
            <text:p text:style-name="P2">Nano 1<text:span text:style-name="T1">st</text:span> Gen 4GB</text:p>
          </table:table-cell>
          <table:table-cell table:style-name="Table1.A2" office:value-type="string">
            <text:p text:style-name="P2">Nano 5<text:span text:style-name="T1">th</text:span> Gen 4GB</text:p>
          </table:table-cell>
          <table:table-cell table:style-name="Table1.C2" office:value-type="string">
            <text:p text:style-name="P2">Shuffle 2<text:span text:style-name="T1">nd</text:span> Gen 2GB</text:p>
          </table:table-cell>
        </table:table-row>
        <table:table-row>
          <table:table-cell table:style-name="Table1.A2" office:value-type="string">
            <text:p text:style-name="P2">Nano 2<text:span text:style-name="T1">nd</text:span> Gen 2GB</text:p>
          </table:table-cell>
          <table:table-cell table:style-name="Table1.A2" office:value-type="string">
            <text:p text:style-name="P2">Nano 5<text:span text:style-name="T1">th</text:span> Gen 8GB</text:p>
          </table:table-cell>
          <table:table-cell table:style-name="Table1.C2" office:value-type="string">
            <text:p text:style-name="P2">Shuffle 3<text:span text:style-name="T1">rd</text:span> Gen 2GB</text:p>
          </table:table-cell>
        </table:table-row>
        <table:table-row>
          <table:table-cell table:style-name="Table1.A2" office:value-type="string">
            <text:p text:style-name="P2">Nano 2<text:span text:style-name="T1">nd</text:span> Gen 4GB</text:p>
          </table:table-cell>
          <table:table-cell table:style-name="Table1.A2" office:value-type="string">
            <text:p text:style-name="P2">Nano 5<text:span text:style-name="T1">th</text:span> Gen 16GB</text:p>
          </table:table-cell>
          <table:table-cell table:style-name="Table1.C2" office:value-type="string">
            <text:p text:style-name="P2">Shuffle 3<text:span text:style-name="T1">rd</text:span> Gen 4GB</text:p>
          </table:table-cell>
        </table:table-row>
        <table:table-row>
          <table:table-cell table:style-name="Table1.A2" office:value-type="string">
            <text:p text:style-name="P2">Nano 2<text:span text:style-name="T1">nd</text:span> Gen 8GB</text:p>
          </table:table-cell>
          <table:table-cell table:style-name="Table1.A2" office:value-type="string">
            <text:p text:style-name="P2">Nano 6<text:span text:style-name="T1">th</text:span> Gen 8GB</text:p>
          </table:table-cell>
          <table:table-cell table:style-name="Table1.C2" office:value-type="string">
            <text:p text:style-name="P2">Shuffle 4<text:span text:style-name="T1">th</text:span> Gen 2GB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07:05:11.10</meta:creation-date>
    <meta:print-date>2014-02-12T07:24:41.89</meta:print-date>
    <dc:date>2014-02-12T07:55:36.79</dc:date>
    <meta:editing-duration>PT6M52S</meta:editing-duration>
    <meta:editing-cycles>1</meta:editing-cycles>
    <meta:generator>OpenOffice/4.0.1$Win32 OpenOffice.org_project/401m5$Build-9714</meta:generator>
    <meta:document-statistic meta:table-count="1" meta:image-count="0" meta:object-count="0" meta:page-count="1" meta:paragraph-count="27" meta:word-count="108" meta:character-count="459"/>
  </office:meta>
</office:document-meta>
</file>